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pacity="0%" draw:textarea-horizontal-align="center" draw:textarea-vertical-align="middle" draw:shadow-opacity="0%"/>
    </style:style>
    <style:style style:name="gr2" style:family="graphic" style:parent-style-name="standard">
      <style:graphic-properties draw:stroke="none" svg:stroke-color="#000000" draw:fill="none" draw:fill-color="#ffffff" fo:min-height="0.676cm"/>
    </style:style>
    <style:style style:name="gr3" style:family="graphic" style:parent-style-name="standard">
      <style:graphic-properties draw:stroke="none" svg:stroke-color="#000000" draw:fill="none" draw:fill-color="#ffffff" fo:min-height="0.445cm"/>
    </style:style>
    <style:style style:name="gr4" style:family="graphic" style:parent-style-name="standard">
      <style:graphic-properties draw:stroke="none" svg:stroke-color="#000000" draw:fill="none" draw:fill-color="#ffffff" fo:min-height="0.446cm"/>
    </style:style>
    <style:style style:name="gr5" style:family="graphic" style:parent-style-name="standard">
      <style:graphic-properties draw:stroke="none" svg:stroke-color="#000000" draw:fill="none" draw:fill-color="#ffffff" fo:min-height="0.307cm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center"/>
    </style:style>
    <style:style style:name="P3" style:family="paragraph"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ellipse draw:style-name="gr1" draw:text-style-name="P1" draw:layer="layout" svg:width="11.274cm" svg:height="4.035cm" svg:x="4.883cm" svg:y="12.787cm">
          <text:p/>
        </draw:ellipse>
        <draw:ellipse draw:style-name="gr1" draw:text-style-name="P1" draw:layer="layout" svg:width="6.044cm" svg:height="2.209cm" svg:x="6.207cm" svg:y="14.285cm">
          <text:p/>
        </draw:ellipse>
        <draw:frame draw:style-name="gr2" draw:text-style-name="P1" draw:layer="layout" svg:width="5.334cm" svg:height="0.926cm" svg:x="7.604cm" svg:y="13.192cm">
          <draw:text-box>
            <text:p text:style-name="P2"><text:span text:style-name="T1">Serializable schedules</text:span></text:p>
          </draw:text-box>
        </draw:frame>
        <draw:frame draw:style-name="gr3" draw:text-style-name="P3" draw:layer="layout" svg:width="5.017cm" svg:height="0.695cm" svg:x="7.159cm" svg:y="14.529cm">
          <draw:text-box>
            <text:p><text:span text:style-name="T2">Conflict serializable schedules</text:span></text:p>
          </draw:text-box>
        </draw:frame>
        <draw:ellipse draw:style-name="gr1" draw:text-style-name="P1" draw:layer="layout" svg:width="2.7cm" svg:height="0.967cm" svg:x="6.428cm" svg:y="15.097cm">
          <text:p/>
        </draw:ellipse>
        <draw:ellipse draw:style-name="gr1" draw:text-style-name="P1" draw:layer="layout" svg:width="2.685cm" svg:height="0.782cm" svg:x="8.348cm" svg:y="15.351cm">
          <text:p/>
        </draw:ellipse>
        <draw:frame draw:style-name="gr4" draw:text-style-name="P4" draw:layer="layout" svg:width="1.778cm" svg:height="0.727cm" svg:x="6.461cm" svg:y="15.259cm">
          <draw:text-box>
            <text:p text:style-name="P2"><text:span text:style-name="T3">Generated by 2PL</text:span></text:p>
          </draw:text-box>
        </draw:frame>
        <draw:frame draw:style-name="gr5" draw:text-style-name="P4" draw:layer="layout" svg:width="2.387cm" svg:height="0.727cm" svg:x="8.9cm" svg:y="15.478cm">
          <draw:text-box>
            <text:p text:style-name="P2"><text:span text:style-name="T3">Generated by tree protocol</text:span>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empa </meta:initial-creator>
    <meta:creation-date>2012-04-18T14:05:47</meta:creation-date>
    <dc:date>2012-04-18T14:13:20</dc:date>
    <dc:creator>Kempa </dc:creator>
    <meta:editing-duration>PT7M34S</meta:editing-duration>
    <meta:editing-cycles>1</meta:editing-cycles>
    <meta:document-statistic meta:object-count="8"/>
    <meta:generator>LibreOffice/3.4$Linux LibreOffice_project/340m1$Build-402</meta:generator>
  </office:meta>
</office:document-meta>
</file>